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070" officeooo:paragraph-rsid="00162070"/>
    </style:style>
    <style:style style:name="P2" style:family="paragraph" style:parent-style-name="Standard">
      <style:text-properties officeooo:rsid="00162070" officeooo:paragraph-rsid="00175d4a"/>
    </style:style>
    <style:style style:name="P3" style:family="paragraph" style:parent-style-name="Standard">
      <style:text-properties officeooo:rsid="001a1f5a" officeooo:paragraph-rsid="001a1f5a"/>
    </style:style>
    <style:style style:name="P4" style:family="paragraph" style:parent-style-name="Standard">
      <style:text-properties officeooo:rsid="001e7954" officeooo:paragraph-rsid="001e7954"/>
    </style:style>
    <style:style style:name="T1" style:family="text">
      <style:text-properties officeooo:rsid="00175d4a"/>
    </style:style>
    <style:style style:name="T2" style:family="text">
      <style:text-properties officeooo:rsid="00190509"/>
    </style:style>
    <style:style style:name="T3" style:family="text">
      <style:text-properties officeooo:rsid="001e7954"/>
    </style:style>
    <style:style style:name="T4" style:family="text">
      <style:text-properties officeooo:rsid="001f814e"/>
    </style:style>
    <style:style style:name="T5" style:family="text">
      <style:text-properties officeooo:rsid="001fd1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ció<text:span text:style-name="T3">n</text:span>: Auto</text:p>
      <text:p text:style-name="P1"/>
      <text:p text:style-name="P1">Atributos</text:p>
      <text:p text:style-name="P1">Nombre<text:tab/>| <text:s text:c="4"/>Tipo de dato<text:tab/>| <text:s text:c="4"/>Const/Variable<text:tab/>| <text:s text:c="2"/>Valores posibles<text:tab/>| <text:s text:c="2"/>f(c)</text:p>
      <text:p text:style-name="P2">-<text:span text:style-name="T1">Motor<text:tab/><text:tab/><text:tab/></text:span><text:span text:style-name="T2">string<text:tab/><text:tab/> <text:s text:c="5"/>Constante<text:tab/><text:tab/><text:tab/>-----</text:span></text:p>
      <text:p text:style-name="P2">-<text:span text:style-name="T5">Encender<text:tab/><text:tab/> <text:s/>bool<text:tab/><text:tab/> <text:s text:c="7"/>variable<text:tab/><text:tab/><text:tab/>true/false</text:span></text:p>
      <text:p text:style-name="P1">-%<text:span text:style-name="T1">deCombustible<text:tab/> <text:s/></text:span><text:span text:style-name="T2">int<text:tab/><text:tab/> <text:s text:c="5"/>Variable<text:tab/><text:tab/><text:tab/>0 - 100</text:span></text:p>
      <text:p text:style-name="P4">-CantidadVelocidades <text:s/>int<text:tab/><text:tab/> <text:s text:c="6"/>Variable<text:tab/><text:tab/><text:tab/>0- 6</text:p>
      <text:p text:style-name="P1"/>
      <text:p text:style-name="P1"/>
      <text:p text:style-name="P1"/>
      <text:p text:style-name="P1"/>
      <text:p text:style-name="P1">Comportamiento</text:p>
      <text:p text:style-name="P1"/>
      <text:p text:style-name="P3">Nombre<text:tab/> <text:s text:c="6"/>|<text:tab/>Parámetro/ Tipo<text:tab/>| <text:s text:c="2"/>Retorno / Tipo</text:p>
      <text:p text:style-name="P3">-Encender/<text:span text:style-name="T5">apagar</text:span><text:tab/><text:tab/> <text:s text:c="6"/>----<text:tab/><text:tab/> <text:s text:c="2"/>bool</text:p>
      <text:p text:style-name="P3">-<text:span text:style-name="T4">Acelerar/Frenar<text:tab/> <text:s/>Apretar pedales<text:tab/> <text:s text:c="14"/>------</text:span></text:p>
      <text:p text:style-name="P3">-<text:span text:style-name="T4">Dirección</text:span><text:tab/><text:tab/> <text:s/><text:span text:style-name="T4">girar derecha/ izquierda</text:span><text:tab/> <text:s text:c="3"/>------</text:p>
      <text:p text:style-name="P3">-<text:span text:style-name="T3">Velocidades<text:tab/><text:tab/> <text:s/>marcha: int<text:tab/><text:tab/> <text:s text:c="15"/>------</text:span></text:p>
      <text:p text:style-name="P3">-CargarNafta<text:tab/><text:tab/> <text:s/>cant: int<text:tab/><text:tab/> <text:s text:c="15"/>------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08:10:35.678435887</meta:creation-date>
    <dc:date>2025-05-02T12:25:58.671297047</dc:date>
    <meta:editing-duration>PT2H28M5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3" meta:character-count="593" meta:non-whitespace-character-count="400"/>
  </office:meta>
</office:document-meta>
</file>